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 dump BDD quand ini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107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/>
          <table:table-cell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18/03/2018</text:date>, <text:time>10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8T10:37:09.33</dc:date>
    <dc:creator>Max Plaiz</dc:creator>
    <meta:editing-duration>P1DT58M6S</meta:editing-duration>
    <meta:editing-cycles>63</meta:editing-cycles>
    <meta:generator>OpenOffice/4.1.3$Win32 OpenOffice.org_project/413m1$Build-9783</meta:generator>
    <meta:document-statistic meta:table-count="2" meta:cell-count="200" meta:object-count="1"/>
  </office:meta>
</office:document-meta>
</file>